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254cm" style:rel-column-width="11224*"/>
    </style:style>
    <style:style style:name="Table1.B" style:family="table-column">
      <style:table-column-properties style:column-width="15.746cm" style:rel-column-width="5431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text-properties style:font-name="Cambria" style:font-name-asian="Times New Roman3" style:font-name-complex="Times New Roman3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3" style:font-weight-asian="bold" style:font-name-complex="Times New Roman3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7cm" draw:z-index="0"><draw:image xlink:href="../images/0269.png" xlink:type="simple" xlink:show="embed" xlink:actuate="onLoad"/></draw:frame></text:p>
          </table:table-cell>
          <table:table-cell table:style-name="Table1.B1" office:value-type="string">
            <text:h text:style-name="P10" text:outline-level="1">Интеграл от табличной функции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71cm" svg:height="1.769cm" draw:z-index="1"><draw:image xlink:href="../images/026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векторизован, реализует вычисление <text:span text:style-name="T10">интегралов </text:span>от таблично заданных функций методом трапеций:</text:p>
            <text:p text:style-name="P4"><draw:frame draw:style-name="fr3" draw:name="Объект1" text:anchor-type="as-char" svg:width="4.995cm" svg:height="2.127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Object5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– числовой вектор независимой переменной;<draw:frame draw:style-name="fr3" draw:name="Object6" text:anchor-type="as-char" svg:width="2.231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минимальное и максимальное значения независимой переменной, соответственно; <draw:frame draw:style-name="fr3" draw:name="Object7" text:anchor-type="as-char" svg:width="1.161cm" svg:height="0.56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– числовой вектор значений функции.</text:p>
            <text:p text:style-name="P2"><text:span text:style-name="T2">Свойства</text:span>:</text:p>
            <text:list xml:id="list8090472635181439459" text:style-name="L1">
              <text:list-item>
                <text:p text:style-name="P11">Число точек функции – <text:span text:style-name="T10">натуральное число</text:span><draw:frame draw:style-name="fr3" draw:name="Object1" text:anchor-type="as-char" svg:width="1.824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, задает число точек в таблице по независимому аргументу и размерность первого входного сигнала.</text:p>
              </text:list-item>
              <text:list-item>
                <text:p text:style-name="P11">Число функций – натуральное числ<text:span text:style-name="T15">о</text:span><text:span text:style-name="T15"><draw:frame draw:style-name="fr3" draw:name="Object2" text:anchor-type="as-char" svg:width="1.579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, </text:span><text:span text:style-name="T14">задает число функций и, совместно с числом точек, определяет размерность второго входного сигнала</text:span><text:span text:style-name="T15">. Размерность выходного сигнала равна</text:span><text:span text:style-name="T15"><draw:frame draw:style-name="fr3" draw:name="Объект2" text:anchor-type="as-char" svg:width="0.917cm" svg:height="0.621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">.</text:span></text:p>
              </text:list-item>
            </text:list>
            <text:p text:style-name="P2">Блок имеет два входа и один выход. На первый вход поступает массив значений аргументов таблично заданных функций размерностью<draw:frame draw:style-name="fr3" draw:name="Object3" text:anchor-type="as-char" svg:width="1.147cm" svg:height="0.621cm" draw:z-index="9"><draw:object xlink:href="./Object 7" xlink:type="simple" xlink:show="embed" xlink:actuate="onLoad"/><draw:image xlink:href="./ObjectReplacements/Object 7" xlink:type="simple" xlink:show="embed" xlink:actuate="onLoad"/></draw:frame>.</text:p>
            <text:p text:style-name="P2">На второй вход поступает массив значений таблично заданных функций размерностью<draw:frame draw:style-name="fr3" draw:name="Object4" text:anchor-type="as-char" svg:width="2.565cm" svg:height="0.684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(таким образом, может одновременно вычисляться интеграл от нескольких функций, заданных в одних и тех же точках по независимому аргументу<draw:frame draw:style-name="fr3" draw:name="Object9" text:anchor-type="as-char" svg:width="0.482cm" svg:height="0.549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).</text:p>
            <text:p text:style-name="P2">На выход блока поступают значения интеграла от функций. Размерность этого выхода равна<draw:frame draw:style-name="fr3" draw:name="Object8" text:anchor-type="as-char" svg:width="1.087cm" svg:height="0.621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2"><text:soft-page-break/><text:span text:style-name="T15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11">Числовое</text:span><text:span text:style-name="T10"> задание </text:span><text:span text:style-name="T10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о точек функции</text:p>
                </table:table-cell>
                <table:table-cell table:style-name="Таблица1.B3" office:value-type="float" office:value="20">
                  <text:p text:style-name="P3">20</text:p>
                </table:table-cell>
              </table:table-row>
              <table:table-row>
                <table:table-cell table:style-name="Таблица1.A3" office:value-type="string">
                  <text:p text:style-name="P6">Число функций</text:p>
                </table:table-cell>
                <table:table-cell table:style-name="Таблица1.B3" office:value-type="float" office:value="2">
                  <text:p text:style-name="P3">2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Именованное</text:span><text:span text:style-name="T15"> задание </text:span><text:span text:style-name="T14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6">Число точек функции</text:p>
                </table:table-cell>
                <table:table-cell table:style-name="Таблица1.B7" office:value-type="string">
                  <text:p text:style-name="P7">[np]</text:p>
                </table:table-cell>
              </table:table-row>
              <table:table-row>
                <table:table-cell table:style-name="Таблица1.A3" office:value-type="string">
                  <text:p text:style-name="P6">Число функций</text:p>
                </table:table-cell>
                <table:table-cell table:style-name="Таблица1.B7" office:value-type="string">
                  <text:p text:style-name="P7">[nf]</text:p>
                </table:table-cell>
              </table:table-row>
            </table:table>
            <text:p text:style-name="P2"><text:span text:style-name="T1">Примечани</text:span><text:span text:style-name="T11">я</text:span>:</text:p>
            <text:list xml:id="list829374369337575848" text:style-name="L2">
              <text:list-item>
                <text:p text:style-name="P12"><text:span text:style-name="T10">Размерность выходного сигнала всегда равна числу функций. Блок </text:span>формирует <text:span text:style-name="T16">скалярный</text:span> выходной сигнал при<draw:frame draw:style-name="fr3" draw:name="Объект3" text:anchor-type="as-char" svg:width="1.579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  </text:list-item>
              <text:list-item>
                <text:p text:style-name="P13"><text:span text:style-name="T4">Именованные свойства </text:span><text:span text:style-name="T13">могут быть заданы </text:span><text:span text:style-name="T4">как </text:span><text:span text:style-name="T7">локальные</text:span><text:span text:style-name="T4"> переменные модели (субмодели) во вкладке </text:span><text:span text:style-name="T7">Параметры,</text:span><text:span text:style-name="T4"> как </text:span><text:span text:style-name="T7">глобальные</text:span><text:span text:style-name="T4"> сигналы проекта при помощи пункта главного меню </text:span><text:span text:style-name="T12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13">или как </text:span><text:span text:style-name="T12">внешние</text:span><text:span text:style-name="T1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л от табличной функции</dc:title>
    <dc:date>2014-11-29T00:30:29.37</dc:date>
    <meta:generator>OpenOffice/4.1.1$Win32 OpenOffice.org_project/411m6$Build-9775</meta:generator>
    <meta:editing-duration>PT2H53M59S</meta:editing-duration>
    <meta:editing-cycles>67</meta:editing-cycles>
    <meta:document-statistic meta:table-count="2" meta:image-count="2" meta:object-count="12" meta:page-count="2" meta:paragraph-count="33" meta:word-count="233" meta:character-count="166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sub>
                <mi>x</mi>
                <mi mathvariant="italic">min</mi>
              </msub>
            </mrow>
            <mrow>
              <msub>
                <mi>x</mi>
                <mi mathvariant="italic">max</mi>
              </msub>
            </mrow>
          </munderover>
          <mrow>
            <mi>u</mi>
            <mrow>
              <mo stretchy="false">(</mo>
              <mrow>
                <mi>x</mi>
              </mrow>
              <mo stretchy="false">)</mo>
            </mrow>
          </mrow>
        </mrow>
      </mrow>
      <mi mathvariant="italic">dx</mi>
    </mrow>
    <annotation encoding="StarMath 5.0">y(t) =  int from{x_min} to{x_max} {u(x)}dx 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row>
        <msub>
          <mi>n</mi>
          <mi mathvariant="italic">fun</mi>
        </msub>
        <mo stretchy="false">=</mo>
        <mn>1</mn>
      </mrow>
    </mrow>
    <annotation encoding="StarMath 5.0">n_fun =1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sub>
        <mi>x</mi>
        <mi mathvariant="italic">min</mi>
      </msub>
      <mi>,</mi>
      <mi/>
      <msub>
        <mi>x</mi>
        <mi mathvariant="italic">max</mi>
      </msub>
    </mrow>
    <annotation encoding="StarMath 5.0">x_min,~x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5/content.xml><?xml version="1.0" encoding="utf-8"?>
<math xmlns="http://www.w3.org/1998/Math/MathML">
  <semantics>
    <mrow>
      <mrow>
        <msub>
          <mi>n</mi>
          <mi mathvariant="italic">point</mi>
        </msub>
        <mo stretchy="false">≥</mo>
        <mn>2</mn>
      </mrow>
    </mrow>
    <annotation encoding="StarMath 5.0">n_point &gt;=2</annotation>
  </semantics>
</math>
</file>

<file path=Object 6/content.xml><?xml version="1.0" encoding="utf-8"?>
<math xmlns="http://www.w3.org/1998/Math/MathML">
  <semantics>
    <mrow>
      <mrow>
        <msub>
          <mi>n</mi>
          <mi mathvariant="italic">fun</mi>
        </msub>
        <mo stretchy="false">≥</mo>
        <mn>1</mn>
      </mrow>
    </mrow>
    <annotation encoding="StarMath 5.0">n_fun&gt;=1</annotation>
  </semantics>
</math>
</file>

<file path=Object 7/content.xml><?xml version="1.0" encoding="utf-8"?>
<math xmlns="http://www.w3.org/1998/Math/MathML">
  <semantics>
    <mrow>
      <msub>
        <mi>n</mi>
        <mi mathvariant="italic">point</mi>
      </msub>
    </mrow>
    <annotation encoding="StarMath 5.0">n_point</annotation>
  </semantics>
</math>
</file>

<file path=Object 8/content.xml><?xml version="1.0" encoding="utf-8"?>
<math xmlns="http://www.w3.org/1998/Math/MathML">
  <semantics>
    <mrow>
      <mfenced open="[" close="]">
        <mrow>
          <mrow>
            <msub>
              <mi>n</mi>
              <mi mathvariant="italic">point</mi>
            </msub>
            <mo stretchy="false">×</mo>
            <msub>
              <mi>n</mi>
              <mi mathvariant="italic">fun</mi>
            </msub>
          </mrow>
        </mrow>
      </mfenced>
    </mrow>
    <annotation encoding="StarMath 5.0">left [ n_point times n_fun right ]</annotation>
  </semantics>
</math>
</file>

<file path=Object 9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